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cd7" officeooo:paragraph-rsid="001dccd7"/>
    </style:style>
    <style:style style:name="P2" style:family="paragraph" style:parent-style-name="Standard">
      <style:text-properties officeooo:rsid="001dccd7" officeooo:paragraph-rsid="001f9030"/>
    </style:style>
    <style:style style:name="P3" style:family="paragraph" style:parent-style-name="Standard">
      <style:text-properties officeooo:rsid="001dccd7" officeooo:paragraph-rsid="001f951c"/>
    </style:style>
    <style:style style:name="P4" style:family="paragraph" style:parent-style-name="Standard">
      <style:text-properties officeooo:rsid="001dccd7" officeooo:paragraph-rsid="0024656e"/>
    </style:style>
    <style:style style:name="P5" style:family="paragraph" style:parent-style-name="Standard">
      <style:text-properties officeooo:paragraph-rsid="001f951c"/>
    </style:style>
    <style:style style:name="P6" style:family="paragraph" style:parent-style-name="Standard">
      <style:text-properties officeooo:rsid="0020ca1c" officeooo:paragraph-rsid="0020ca1c"/>
    </style:style>
    <style:style style:name="P7" style:family="paragraph" style:parent-style-name="Standard">
      <style:text-properties officeooo:rsid="0024656e" officeooo:paragraph-rsid="0024656e"/>
    </style:style>
    <style:style style:name="P8" style:family="paragraph" style:parent-style-name="Standard">
      <style:text-properties officeooo:rsid="0024656e" officeooo:paragraph-rsid="0024656e"/>
    </style:style>
    <style:style style:name="P9" style:family="paragraph" style:parent-style-name="Standard">
      <style:text-properties officeooo:rsid="001f951c" officeooo:paragraph-rsid="001f951c"/>
    </style:style>
    <style:style style:name="P10" style:family="paragraph" style:parent-style-name="Text_20_body">
      <style:text-properties officeooo:rsid="0024656e" officeooo:paragraph-rsid="0024656e"/>
    </style:style>
    <style:style style:name="T1" style:family="text">
      <style:text-properties officeooo:rsid="001dccd7"/>
    </style:style>
    <style:style style:name="T2" style:family="text">
      <style:text-properties officeooo:rsid="001f9030"/>
    </style:style>
    <style:style style:name="T3" style:family="text">
      <style:text-properties officeooo:rsid="001f951c"/>
    </style:style>
    <style:style style:name="T4" style:family="text">
      <style:text-properties officeooo:rsid="00242f82"/>
    </style:style>
    <style:style style:name="T5" style:family="text">
      <style:text-properties officeooo:rsid="00246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Ê<text:span text:style-name="T1">tre une étudiante en informatique et une femme informaticienne </text:span></text:p>
      <text:p text:style-name="Standard"/>
      <text:p text:style-name="P1">Objectifs :</text:p>
      <text:p text:style-name="P1">1)BRISER LE STÉRÉOTYPES QUE L’INFO/QUE EST FAIT POUR L’HOMME :</text:p>
      <text:p text:style-name="P1"><text:tab/>a) L’INFORMATIQUE EST BASÉ SUR LES COMPÉTENCES ET LES CAPACITÉS DES HUMAINS PAS LE GENRE</text:p>
      <text:p text:style-name="P1"><text:tab/>b) LES FEMMES PEUVENT CONTRIBUER DANS L’INNOVATION</text:p>
      <text:p text:style-name="P1"><text:tab/>c) AUCUN LOI EMPÊCHE LES FEMMES DE SUIVRE CE VOIX LÀ</text:p>
      <text:p text:style-name="P1"/>
      <text:p text:style-name="P1">2)SOUTENIR LES JEUNES FILLES SUR LEUR CHOIX :</text:p>
      <text:p text:style-name="P1"><text:tab/>a)ENCOURAGER SA CONFIANCE EN SOI ET SON INDÉPENDANCE</text:p>
      <text:p text:style-name="P1"><text:tab/>b)<text:span text:style-name="T2">LES JEUNES FILLES ONT LES DROITS DE CHOISIR SON AVENIR</text:span></text:p>
      <text:p text:style-name="P2"><text:tab/><text:span text:style-name="T2">c)RECONNAÎTRE LEUR CAPACITÉ DE D</text:span><text:span text:style-name="T4">ÉCIDER</text:span></text:p>
      <text:p text:style-name="P3"><text:span text:style-name="T2">3) </text:span><text:span text:style-name="T4">LES SENSIBILISER SUR LES DIFFÉRENTS MÉTIERS DANS LE DOMAINE DU NUMÉRIQUES</text:span></text:p>
      <text:p text:style-name="P3"><text:tab/><text:span text:style-name="T4">a) </text:span><text:span text:style-name="T5">Les diversités des emploies dans ce domaines</text:span></text:p>
      <text:p text:style-name="P4"><text:tab/><text:span text:style-name="T5">b) Des emploies bien énumérés</text:span></text:p>
      <text:p text:style-name="P7"><text:tab/>c) Les femmes et le numérique ont de valeurs communs : la mise à jour </text:p>
      <text:p text:style-name="P3"/>
      <text:p text:style-name="P3"/>
      <text:p text:style-name="P3"/>
      <text:p text:style-name="P9">LA FORME</text:p>
      <text:p text:style-name="P9">INTRODUCTION :</text:p>
      <text:p text:style-name="P5"><text:span text:style-name="T2">É</text:span><text:span text:style-name="T3">NIGME : </text:span>« Savez-vous qui a créé le logiciel "MileagePlus United", utilisé dans le secteur du transport aérien aux États-Unis ?<text:line-break/>En ce qui concerne les femmes dans les domaines, elles ne représentent que 35 % au niveau mondial. Pourquoi ne nous intéressons-nous pas davantage à ce secteur en pleine évolution et expansion ? »</text:p>
      <text:p text:style-name="P5"/>
      <text:p text:style-name="P6">DÉVELOPPEMENT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Strong_20_Emphasis">Discours : « Et si l’avenir du numérique portait un prénom féminin ? »</text:span></text:p>
      <text:p text:style-name="Text_20_body"><text:span text:style-name="Emphasis">Bonjour à toutes,</text:span></text:p>
      <text:p text:style-name="Text_20_body">Savez-vous qu’un des logiciels utilisés par les compagnies aériennes américaines, <text:span text:style-name="Emphasis">MileagePlus United</text:span>, a été créé… par une femme ? Et pourtant, aujourd’hui encore, les femmes ne représentent que 35 % dans le domaine du numérique. Pourquoi ? Parce qu’on nous a longtemps fait croire que ce monde n’était pas pour nous.</text:p>
      <text:p text:style-name="Text_20_body"><text:soft-page-break/>Moi aussi, j’étais comme vous, au lycée, hésitante. On me disait : « L’informatique, c’est trop compliqué », « Ce sont des trucs de garçons », ou encore « Tu ferais mieux de choisir un métier plus classique. » Mais j’ai décidé d’écouter ma passion, pas les préjugés.</text:p>
      <text:p text:style-name="Text_20_body">L’informatique, ce n’est pas juste du code. C’est aussi de la créativité, de l’analyse, de la communication. Il y a des métiers pour tous les goûts : développeuse, designer d’interface, spécialiste en cybersécurité, experte en marketing digital… Et ce sont des métiers bien rémunérés, en constante évolution, où l’on apprend tous les jours.</text:p>
      <text:p text:style-name="Text_20_body">Imaginez : vous pouvez créer une appli pour aider les agriculteurs à mieux gérer leurs récoltes, ou un site qui connecte les jeunes aux opportunités dans leur région. Oui, <text:span text:style-name="Emphasis">vous</text:span> pouvez avoir cet impact.</text:p>
      <text:p text:style-name="Text_20_body">Ce qui compte, ce n’est pas votre genre, mais votre curiosité, votre motivation. Alors osez. Osez apprendre. Osez coder. Osez rêver.</text:p>
      <text:p text:style-name="Text_20_body">Et surtout : ne laissez personne choisir à votre place. Votre avenir vous appartient.</text:p>
      <text:p text:style-name="Text_20_body">Merci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8:16:14.931752828</meta:creation-date>
    <dc:date>2025-04-05T11:40:08.305435537</dc:date>
    <meta:editing-duration>PT2H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7" meta:word-count="425" meta:character-count="2543" meta:non-whitespace-character-count="2134"/>
  </office:meta>
</office:document-meta>
</file>